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04cm" fo:min-width="0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95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Штрих_20_точка" draw:fill="none" draw:textarea-vertical-align="middle"/>
    </style:style>
    <style:style style:name="gr8" style:family="graphic" style:parent-style-name="objectwithoutfill">
      <style:graphic-properties draw:marker-start="Small_20_Arrow" draw:marker-end="Small_20_Arrow" draw:fill="none" draw:textarea-vertical-align="middle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56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="Small_20_Arrow" draw:marker-start-width="0.427cm" draw:marker-end="" draw:marker-end-width="0.427cm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09cm"/>
    </style:style>
    <style:style style:name="gr16" style:family="graphic" style:parent-style-name="standard">
      <style:graphic-properties draw:stroke="none" draw:fill="none" fo:min-height="0.434cm"/>
    </style:style>
    <style:style style:name="gr17" style:family="graphic" style:parent-style-name="standard">
      <style:graphic-properties draw:stroke="none" draw:fill="none" fo:min-height="0.43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0.524cm" svg:height="0.524cm" svg:x="4.07cm" svg:y="4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62cm" svg:height="0.262cm" svg:x="4.202cm" svg:y="4.4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3" draw:text-style-name="P2" draw:layer="layout" svg:width="0.785cm" svg:height="0.786cm" draw:transform="skewX (0.00122173047639592) rotate (-2.35619449019235) translate (4.886cm 4.54cm)" draw:kind="arc" draw:start-angle="0" draw:end-angle="180">
            <text:p/>
          </draw:circle>
          <draw:circle draw:style-name="gr3" draw:text-style-name="P2" draw:layer="layout" svg:width="1.048cm" svg:height="1.048cm" draw:transform="rotate (-0.785398163397448) translate (4.332cm 3.822cm)" draw:kind="arc" draw:start-angle="0" draw:end-angle="180">
            <text:p/>
          </draw:circle>
        </draw:g>
        <draw:line draw:style-name="gr4" draw:text-style-name="P3" draw:layer="layout" svg:x1="4.612cm" svg:y1="4.272cm" svg:x2="6.952cm" svg:y2="1.942cm">
          <text:p/>
        </draw:line>
        <draw:line draw:style-name="gr4" draw:text-style-name="P3" draw:layer="layout" svg:x1="1.712cm" svg:y1="7.182cm" svg:x2="4.065cm" svg:y2="4.817cm">
          <text:p/>
        </draw:line>
        <draw:line draw:style-name="gr4" draw:text-style-name="P3" draw:layer="layout" svg:x1="6.971cm" svg:y1="7.182cm" svg:x2="4.711cm" svg:y2="4.922cm">
          <text:p/>
        </draw:line>
        <draw:line draw:style-name="gr4" draw:text-style-name="P3" draw:layer="layout" svg:x1="3.964cm" svg:y1="4.207cm" svg:x2="1.694cm" svg:y2="1.942cm">
          <text:p/>
        </draw:line>
        <draw:custom-shape draw:style-name="gr5" draw:text-style-name="P1" draw:layer="layout" svg:width="0.655cm" svg:height="0.655cm" svg:x="1.188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55cm" svg:height="0.655cm" svg:x="1.188cm" svg:y="1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55cm" svg:height="0.655cm" svg:x="6.821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55cm" svg:height="0.655cm" svg:x="6.821cm" svg:y="1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4.07cm" svg:y1="4.562cm" svg:x2="3.638cm" svg:y2="4.562cm">
          <text:p/>
        </draw:line>
        <draw:line draw:style-name="gr6" draw:text-style-name="P3" draw:layer="layout" svg:x1="4.594cm" svg:y1="4.562cm" svg:x2="5.133cm" svg:y2="4.562cm">
          <text:p/>
        </draw:line>
        <draw:line draw:style-name="gr7" draw:text-style-name="P3" draw:layer="layout" svg:x1="4.332cm" svg:y1="4.3cm" svg:x2="4.332cm" svg:y2="1.287cm">
          <text:p/>
        </draw:line>
        <draw:path draw:style-name="gr8" draw:text-style-name="P3" draw:layer="layout" svg:width="0.925cm" svg:height="0.37cm" draw:transform="rotate (0.785398163397448) translate (3.41498318496538cm 3.6449821958457cm)" svg:viewBox="0 0 926 371" svg:d="M0 0c556 0 926 371 926 371">
          <text:p/>
        </draw:path>
        <draw:path draw:style-name="gr8" draw:text-style-name="P3" draw:layer="layout" svg:width="0.833cm" svg:height="0.544cm" draw:transform="skewX (0.00261799387799145) rotate (2.15879775179179) translate (4.79471861142151cm 3.94610046108601cm)" svg:viewBox="0 0 834 545" svg:d="M0 545c472 0 834-545 834-545">
          <text:p/>
        </draw:path>
        <draw:line draw:style-name="gr4" draw:text-style-name="P3" draw:layer="layout" svg:x1="4.329cm" svg:y1="4.795cm" svg:x2="4.332cm" svg:y2="5.61cm">
          <text:p/>
        </draw:line>
        <draw:circle draw:style-name="gr3" draw:text-style-name="P2" draw:layer="layout" svg:width="0.524cm" svg:height="0.524cm" svg:x="4.07cm" svg:y="5.61cm" draw:kind="arc" draw:start-angle="268.47" draw:end-angle="91.22">
          <text:p/>
        </draw:circle>
        <draw:line draw:style-name="gr4" draw:text-style-name="P3" draw:layer="layout" svg:x1="4.332cm" svg:y1="6.134cm" svg:x2="4.332cm" svg:y2="8.212cm">
          <text:p/>
        </draw:line>
        <draw:g>
          <draw:custom-shape draw:style-name="gr2" draw:text-style-name="P1" draw:layer="layout" svg:width="0.262cm" svg:height="0.262cm" svg:x="4.201cm" svg:y="5.7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31cm" svg:height="0.131cm" svg:x="4.268cm" svg:y="5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0.393cm" svg:height="0.524cm" svg:x="4.135cm" svg:y="6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93cm" svg:height="0.524cm" draw:transform="skewX (-0.00191986217719361) rotate (-0.785398163397449) translate (2.482cm 6.1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93cm" svg:height="0.524cm" draw:transform="skewX (-0.00191986217719368) rotate (0.785398163397448) translate (5.904cm 6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262cm" svg:height="0.262cm" svg:x="6.1cm" svg:y="6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31cm" svg:height="0.131cm" svg:x="6.167cm" svg:y="6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62cm" svg:height="0.262cm" svg:x="4.193cm" svg:y="6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31cm" svg:height="0.131cm" svg:x="4.26cm" svg:y="6.9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62cm" svg:height="0.262cm" svg:x="2.301cm" svg:y="6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31cm" svg:height="0.131cm" svg:x="2.368cm" svg:y="6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4.203cm" svg:y1="5.91cm" svg:x2="2.558cm" svg:y2="6.42cm">
          <text:p/>
        </draw:line>
        <draw:line draw:style-name="gr4" draw:text-style-name="P3" draw:layer="layout" svg:x1="4.456cm" svg:y1="5.913cm" svg:x2="6.113cm" svg:y2="6.424cm">
          <text:p/>
        </draw:line>
        <draw:line draw:style-name="gr4" draw:text-style-name="P3" draw:layer="layout" svg:x1="2.549cm" svg:y1="6.517cm" svg:x2="4.213cm" svg:y2="6.963cm">
          <text:p/>
        </draw:line>
        <draw:line draw:style-name="gr4" draw:text-style-name="P3" draw:layer="layout" svg:x1="4.453cm" svg:y1="6.95cm" svg:x2="6.117cm" svg:y2="6.504cm">
          <text:p/>
        </draw:line>
        <draw:ellipse draw:style-name="gr10" draw:text-style-name="P2" draw:layer="layout" svg:width="0.755cm" svg:height="0.515cm" draw:transform="skewX (-0.547509786350621) rotate (-2.80561677258089) translate (4.949cm 7.835cm)" draw:kind="arc" draw:start-angle="245.6" draw:end-angle="231.9">
          <text:p/>
        </draw:ellipse>
        <draw:line draw:style-name="gr6" draw:text-style-name="P3" draw:layer="layout" svg:x1="6.923cm" svg:y1="7.65cm" svg:x2="7.948cm" svg:y2="6.625cm">
          <text:p/>
        </draw:line>
        <draw:line draw:style-name="gr6" draw:text-style-name="P3" draw:layer="layout" svg:x1="1.262cm" svg:y1="1.989cm" svg:x2="2.233cm" svg:y2="1.018cm">
          <text:p/>
        </draw:line>
        <draw:line draw:style-name="gr8" draw:text-style-name="P3" draw:layer="layout" svg:x1="4.985cm" svg:y1="3.896cm" svg:x2="2.169cm" svg:y2="1.08cm">
          <text:p/>
        </draw:line>
        <draw:line draw:style-name="gr8" draw:text-style-name="P3" draw:layer="layout" svg:x1="7.853cm" svg:y1="6.764cm" svg:x2="4.995cm" svg:y2="3.906cm">
          <text:p/>
        </draw:line>
        <draw:frame draw:style-name="gr11" draw:text-style-name="P4" draw:layer="layout" svg:width="0.599cm" svg:height="0.683cm" draw:transform="rotate (-0.785398163397448) translate (3.793cm 1.86cm)">
          <draw:text-box>
            <text:p><text:span text:style-name="T1">l</text:span></text:p>
          </draw:text-box>
        </draw:frame>
        <draw:frame draw:style-name="gr11" draw:text-style-name="P4" draw:layer="layout" svg:width="0.599cm" svg:height="0.683cm" draw:transform="rotate (-0.785398163397448) translate (6.629cm 4.762cm)">
          <draw:text-box>
            <text:p><text:span text:style-name="T1">l</text:span></text:p>
          </draw:text-box>
        </draw:frame>
        <draw:frame draw:style-name="gr12" draw:text-style-name="P4" draw:layer="layout" svg:width="0.752cm" svg:height="0.683cm" svg:x="3.456cm" svg:y="4.4cm">
          <draw:text-box>
            <text:p><text:span text:style-name="T1">O</text:span></text:p>
          </draw:text-box>
        </draw:frame>
        <draw:frame draw:style-name="gr13" draw:text-style-name="P4" draw:layer="layout" svg:width="0.688cm" svg:height="0.683cm" svg:x="3.88cm" svg:y="4.811cm">
          <draw:text-box>
            <text:p><text:span text:style-name="T1">a</text:span></text:p>
          </draw:text-box>
        </draw:frame>
        <draw:frame draw:style-name="gr14" draw:text-style-name="P4" draw:layer="layout" svg:width="0.714cm" svg:height="0.683cm" svg:x="3.667cm" svg:y="5.341cm">
          <draw:text-box>
            <text:p><text:span text:style-name="T1">A</text:span></text:p>
          </draw:text-box>
        </draw:frame>
        <draw:frame draw:style-name="gr15" draw:text-style-name="P4" draw:layer="layout" svg:width="0.709cm" svg:height="0.683cm" svg:x="1.776cm" svg:y="5.79cm">
          <draw:text-box>
            <text:p><text:span text:style-name="T1">B</text:span></text:p>
          </draw:text-box>
        </draw:frame>
        <draw:frame draw:style-name="gr14" draw:text-style-name="P4" draw:layer="layout" svg:width="0.714cm" svg:height="0.683cm" svg:x="6.141cm" svg:y="5.803cm">
          <draw:text-box>
            <text:p><text:span text:style-name="T1">C</text:span></text:p>
          </draw:text-box>
        </draw:frame>
        <draw:frame draw:style-name="gr16" draw:text-style-name="P5" draw:layer="layout" svg:width="0.752cm" svg:height="0.684cm" svg:x="3.606cm" svg:y="6.882cm">
          <draw:text-box>
            <text:p><text:span text:style-name="T1">D</text:span></text:p>
          </draw:text-box>
        </draw:frame>
        <draw:frame draw:style-name="gr16" draw:text-style-name="P5" draw:layer="layout" svg:width="0.752cm" svg:height="0.684cm" svg:x="3.17cm" svg:y="5.889cm">
          <draw:text-box>
            <text:p><text:span text:style-name="T1">a</text:span></text:p>
          </draw:text-box>
        </draw:frame>
        <draw:frame draw:style-name="gr16" draw:text-style-name="P5" draw:layer="layout" svg:width="0.752cm" svg:height="0.684cm" svg:x="3.169cm" svg:y="6.219cm">
          <draw:text-box>
            <text:p><text:span text:style-name="T1">a</text:span></text:p>
          </draw:text-box>
        </draw:frame>
        <draw:frame draw:style-name="gr16" draw:text-style-name="P5" draw:layer="layout" svg:width="0.752cm" svg:height="0.684cm" svg:x="4.77cm" svg:y="5.888cm">
          <draw:text-box>
            <text:p><text:span text:style-name="T1">a</text:span></text:p>
          </draw:text-box>
        </draw:frame>
        <draw:frame draw:style-name="gr16" draw:text-style-name="P5" draw:layer="layout" svg:width="0.752cm" svg:height="0.684cm" svg:x="4.784cm" svg:y="6.22cm">
          <draw:text-box>
            <text:p><text:span text:style-name="T1">a</text:span></text:p>
          </draw:text-box>
        </draw:frame>
        <draw:frame draw:style-name="gr17" draw:text-style-name="P7" draw:layer="layout" svg:width="0.731cm" svg:height="0.683cm" svg:x="3.358cm" svg:y="2.795cm">
          <draw:text-box>
            <text:p text:style-name="P6"><text:span text:style-name="T1">φ</text:span></text:p>
          </draw:text-box>
        </draw:frame>
        <draw:frame draw:style-name="gr17" draw:text-style-name="P7" draw:layer="layout" svg:width="0.731cm" svg:height="0.683cm" svg:x="4.531cm" svg:y="2.702cm">
          <draw:text-box>
            <text:p text:style-name="P6"><text:span text:style-name="T1">φ</text:span></text:p>
          </draw:text-box>
        </draw:frame>
        <draw:frame draw:style-name="gr17" draw:text-style-name="P7" draw:layer="layout" svg:width="0.731cm" svg:height="0.683cm" svg:x="4.642cm" svg:y="7.354cm">
          <draw:text-box>
            <text:p text:style-name="P6"><text:span text:style-name="T1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2:47:45.650642486</meta:creation-date>
    <dc:date>2017-06-19T14:11:21.126163912</dc:date>
    <meta:editing-duration>PT1H21M58S</meta:editing-duration>
    <meta:editing-cycles>21</meta:editing-cycles>
    <meta:generator>LibreOffice/5.1.6.2$Linux_X86_64 LibreOffice_project/10m0$Build-2</meta:generator>
    <meta:document-statistic meta:object-count="60"/>
  </office:meta>
</office:document-meta>
</file>